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800000028026EAC1567EB06C8.png" manifest:media-type="image/png"/>
  <manifest:file-entry manifest:full-path="Pictures/1000000000000028000000286B15C831E317C036.png" manifest:media-type="image/png"/>
  <manifest:file-entry manifest:full-path="Pictures/100000000000002800000028934C97EFD96F4621.png" manifest:media-type="image/png"/>
  <manifest:file-entry manifest:full-path="Pictures/10000000000000280000002885E2D7B834857F38.png" manifest:media-type="image/png"/>
  <manifest:file-entry manifest:full-path="Pictures/100000000000002800000028DBEEAA8EBECABBCA.png" manifest:media-type="image/png"/>
  <manifest:file-entry manifest:full-path="Pictures/1000000000000028000000286A3AB56669F49350.png" manifest:media-type="image/png"/>
  <manifest:file-entry manifest:full-path="Pictures/100002010000020000000200015125E3C28026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8.615cm" fo:min-width="15.13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37cm" svg:height="18.865cm" svg:x="4.095cm" svg:y="2.13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2.54cm" svg:x="0.682cm" svg:y="7.667cm">
          <draw:image xlink:href="Pictures/100002010000020000000200015125E3C280269E.png" xlink:type="simple" xlink:show="embed" xlink:actuate="onLoad" draw:mime-type="image/png">
            <text:p/>
          </draw:image>
        </draw:frame>
        <draw:frame draw:style-name="gr3" draw:text-style-name="P2" draw:layer="layout" svg:width="1.057cm" svg:height="1.057cm" svg:x="4.07cm" svg:y="2.165cm">
          <draw:image xlink:href="Pictures/100000000000002800000028DBEEAA8EBECABBCA.png" xlink:type="simple" xlink:show="embed" xlink:actuate="onLoad" draw:mime-type="image/png">
            <text:p text:style-name="P2"><text:s text:c="18"/>Region</text:p>
          </draw:image>
        </draw:frame>
        <draw:frame draw:style-name="gr3" draw:text-style-name="P2" draw:layer="layout" svg:width="1.057cm" svg:height="1.057cm" svg:x="6.397cm" svg:y="8.833cm">
          <draw:image xlink:href="Pictures/10000000000000280000002885E2D7B834857F38.png" xlink:type="simple" xlink:show="embed" xlink:actuate="onLoad" draw:mime-type="image/png">
            <text:p text:style-name="P2"><text:tab/><text:tab/><text:tab/>Route 53</text:p>
          </draw:image>
        </draw:frame>
        <draw:frame draw:style-name="gr3" draw:text-style-name="P2" draw:layer="layout" svg:width="1.057cm" svg:height="1.057cm" svg:x="9.572cm" svg:y="5.023cm">
          <draw:image xlink:href="Pictures/1000000000000028000000286A3AB56669F49350.png" xlink:type="simple" xlink:show="embed" xlink:actuate="onLoad" draw:mime-type="image/png">
            <text:p text:style-name="P2"><text:tab/><text:tab/><text:tab/><text:tab/>CloudFront</text:p>
          </draw:image>
        </draw:frame>
        <draw:frame draw:style-name="gr3" draw:text-style-name="P2" draw:layer="layout" svg:width="1.057cm" svg:height="1.057cm" svg:x="17.14cm" svg:y="5.049cm">
          <draw:image xlink:href="Pictures/1000000000000028000000286B15C831E317C036.png" xlink:type="simple" xlink:show="embed" xlink:actuate="onLoad" draw:mime-type="image/png">
            <text:p text:style-name="P2"><text:tab/><text:tab/>S3</text:p>
          </draw:image>
        </draw:frame>
        <draw:frame draw:style-name="gr3" draw:text-style-name="P2" draw:layer="layout" svg:width="1.057cm" svg:height="1.057cm" svg:x="16.453cm" svg:y="10.738cm">
          <draw:image xlink:href="Pictures/100000000000002800000028934C97EFD96F4621.png" xlink:type="simple" xlink:show="embed" xlink:actuate="onLoad" draw:mime-type="image/png">
            <text:p text:style-name="P2"><text:tab/><text:tab/><text:tab/><text:tab/></text:p>
            <text:p text:style-name="P2"/>
            <text:p text:style-name="P2"/>
            <text:p text:style-name="P2">CloudWatch</text:p>
          </draw:image>
        </draw:frame>
        <draw:frame draw:style-name="gr3" draw:text-style-name="P2" draw:layer="layout" svg:width="1.057cm" svg:height="1.057cm" svg:x="10.103cm" svg:y="11.16cm">
          <draw:image xlink:href="Pictures/100000000000002800000028026EAC1567EB06C8.png" xlink:type="simple" xlink:show="embed" xlink:actuate="onLoad" draw:mime-type="image/png">
            <text:p text:style-name="P2"><text:tab/><text:tab/></text:p>
            <text:p text:style-name="P2"/>
            <text:p text:style-name="P2"/>
            <text:p text:style-name="P2">SNS</text:p>
          </draw:image>
        </draw:frame>
        <draw:line draw:style-name="gr4" draw:text-style-name="P3" draw:layer="layout" svg:x1="6.821cm" svg:y1="9.148cm" svg:x2="9.678cm" svg:y2="5.973cm">
          <text:p/>
        </draw:line>
        <draw:line draw:style-name="gr5" draw:text-style-name="P3" draw:layer="layout" svg:x1="10.525cm" svg:y1="5.127cm" svg:x2="17.192cm" svg:y2="5.127cm">
          <text:p/>
        </draw:line>
        <draw:line draw:style-name="gr5" draw:text-style-name="P3" draw:layer="layout" svg:x1="10.525cm" svg:y1="5.762cm" svg:x2="16.557cm" svg:y2="11.16cm">
          <text:p/>
        </draw:line>
        <draw:line draw:style-name="gr5" draw:text-style-name="P3" draw:layer="layout" svg:x1="17.192cm" svg:y1="6.08cm" svg:x2="17.192cm" svg:y2="10.842cm">
          <text:p/>
        </draw:line>
        <draw:line draw:style-name="gr5" draw:text-style-name="P3" draw:layer="layout" svg:x1="16.557cm" svg:y1="11.477cm" svg:x2="11.477cm" svg:y2="11.795cm">
          <text:p/>
        </draw:line>
        <draw:line draw:style-name="gr5" draw:text-style-name="P3" draw:layer="layout" svg:x1="2.905cm" svg:y1="9.255cm" svg:x2="6.397cm" svg:y2="9.2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3T10:15:18.555572018</meta:creation-date>
    <dc:date>2025-01-13T10:59:16.901123167</dc:date>
    <meta:editing-duration>PT3M14S</meta:editing-duration>
    <meta:editing-cycles>1</meta:editing-cycles>
    <meta:document-statistic meta:object-count="14"/>
    <meta:generator>LibreOffice/7.1.8.1$Linux_X86_64 LibreOffice_project/10$Build-1</meta:generator>
  </office:meta>
</office:document-meta>
</file>